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165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6.5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hat have I Learn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ved on my own &amp; Important / New</text:p>
          </table:table-cell>
          <table:table-cell/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 (2D Matrix)</text:p>
          </table:table-cell>
          <table:table-cell office:value-type="string" calcext:value-type="string">
            <text:p>Have a look at all the corners and 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how to find next_perm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4-03-2026</text:p>
          </table:table-cell>
          <table:table-cell office:value-type="string" calcext:value-type="string">
            <text:p><text:a xlink:href="https://leetcode.com/problems/majority-element-ii/" xlink:type="simple">https://leetcode.com/problems/majority-element-ii/</text:a>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use cancellation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office:value-type="string" calcext:value-type="string">
            <text:p>Next Greater</text:p>
          </table:table-cell>
          <table:table-cell office:value-type="string" calcext:value-type="string">
            <text:p>stack 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Two pointers &amp;&amp; remove dupl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office:value-type="string" calcext:value-type="string">
            <text:p>Activity Selection</text:p>
          </table:table-cell>
          <table:table-cell office:value-type="string" calcext:value-type="string">
            <text:p>Activity Selection doesn’t work here </text:p>
            <text:p>(Solution → Sorting + Gree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-03-2026</text:p>
          </table:table-cell>
          <table:table-cell office:value-type="string" calcext:value-type="string">
            <text:p><text:a xlink:href="https://leetcode.com/problems/sum-of-sortable-integers/" xlink:type="simple">https://leetcode.com/problems/sum-of-sortable-integers/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 the optimized soln (of othe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n-queens/" xlink:type="simple">https://leetcode.com/problems/n-queens/</text:a></text:p>
          </table:table-cell>
          <table:table-cell office:value-type="string" calcext:value-type="string">
            <text:p>N Queens</text:p>
          </table:table-cell>
          <table:table-cell office:value-type="string" calcext:value-type="string">
            <text:p>Backtracking &amp; diagonal check in mat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N_Queens.cpp" xlink:type="simple">https://github.com/bhavya-jain22/Question_Data/blob/main/Leetcode_Soln/N_Queens.cpp</text:a></text:p>
          </table:table-cell>
        </table:table-row>
        <table:table-row table:style-name="ro1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Merge Sort can be 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Reverse_Pairs.cpp" xlink:type="simple">https://github.com/bhavya-jain22/Question_Data/blob/main/Leetcode_Soln/Reverse_Pairs.cpp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office:value-type="string" calcext:value-type="string">
            <text:p>Peak Element –I</text:p>
          </table:table-cell>
          <table:table-cell office:value-type="string" calcext:value-type="string">
            <text:p>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04-04-2026</text:p>
          </table:table-cell>
          <table:table-cell office:value-type="string" calcext:value-type="string">
            <text:p><text:a xlink:href="https://leetcode.com/problems/find-a-peak-element-ii/" xlink:type="simple">https://leetcode.com/problems/find-a-peak-element-ii/</text:a></text:p>
          </table:table-cell>
          <table:table-cell office:value-type="string" calcext:value-type="string">
            <text:p>Peak Element – II</text:p>
          </table:table-cell>
          <table:table-cell office:value-type="string" calcext:value-type="string">
            <text:p>Binary Search (return the largest element</text:p>
            <text:p>if the largest element of mid is not the peak,</text:p>
            <text:p> Then eliminate the part accordingly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Peak_Element_II.cpp" xlink:type="simple">https://github.com/bhavya-jain22/Question_Data/blob/main/Leetcode_Soln/Peak_Element_II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office:value-type="string" calcext:value-type="string">
            <text:p>Generate Parenthesis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Generate_Parenthesis.cpp" xlink:type="simple">https://github.com/bhavya-jain22/Question_Data/blob/main/Leetcode_Soln/Generate_Parenthesis.cpp</text:a>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21:10:36.6790610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19T21:13:17.195800637</dc:date>
    <meta:editing-duration>PT6H55M30S</meta:editing-duration>
    <meta:editing-cycles>23</meta:editing-cycles>
    <meta:generator>LibreOffice/24.2.7.2$Linux_X86_64 LibreOffice_project/420$Build-2</meta:generator>
    <meta:document-statistic meta:table-count="1" meta:cell-count="88" meta:object-count="0"/>
  </office:meta>
</office:document-meta>
</file>